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agist Fact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stribution of costum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p of Brazil</text:p>
              </text:list-item>
              <text:list-item>
                <text:p>Total 99441 orders</text:p>
              </text:list-item>
              <text:list-item>
                <text:p><text:s/>97% of the orders delivered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rder delive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ta on Magist delivers 2016, Sept to 2018, Oct</text:p>
              </text:list-item>
            </text:list>
            <text:list text:style-name="L3">
              <text:list-item>
                <text:p text:style-name="P2">Total 99441 orders (max 13,664 €)</text:p>
              </text:list-item>
            </text:list>
            <text:list text:style-name="L2">
              <text:list-item>
                <text:p><text:s/>97% of the orders delivered </text:p>
              </text:list-item>
              <text:list-item>
                <text:p>Orders on tim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ech produc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32951 different products, most of them are (domestic products?) </text:span></text:p>
              </text:list-item>
              <text:list-item>
                <text:p text:style-name="P2"><text:span text:style-name="T1">12% (3880) Tech products,</text:span></text:p>
              </text:list-item>
              <text:list-item>
                <text:p text:style-name="P2"><text:span text:style-name="T1">AVG price 148 € (AVG price 540 € from eniac) </text:span></text:p>
              </text:list-item>
              <text:list-item>
                <text:p text:style-name="P2"><text:span text:style-name="T1"/></text:p>
              </text:list-item>
            </text:list>
            <text:list text:style-name="L2">
              <text:list-item>
                <text:p>How many tech sellers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lever title</text:p>
          </draw:text-box>
        </draw:frame>
        <draw:frame draw:style-name="gr2" draw:text-style-name="P5" draw:layer="layout" svg:width="24cm" svg:height="1.517cm" svg:x="2.5cm" svg:y="3.257cm">
          <draw:text-box>
            <text:list text:style-name="L3">
              <text:list-header>
                <text:p text:style-name="P4"><text:span text:style-name="T1">Product price range from &lt; 1€ to &gt; 6700€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09:29:57.379127129</meta:creation-date>
    <dc:date>2022-07-23T10:36:27.769021819</dc:date>
    <meta:editing-duration>PT56M19S</meta:editing-duration>
    <meta:editing-cycles>7</meta:editing-cycles>
    <meta:generator>LibreOffice/7.3.4.2$Linux_X86_64 LibreOffice_project/30$Build-2</meta:generator>
    <meta:document-statistic meta:object-count="41"/>
  </office:meta>
</office:document-meta>
</file>